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 fo:text-align="start"/>
    </style:style>
    <style:style style:name="P10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1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4" style:family="paragraph">
      <style:paragraph-properties fo:margin-top="0.5cm" fo:margin-bottom="0cm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fo:color="#000000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cene organiz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cene organiza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is composed of objects, lights and cameras. </text:span></text:p>
                <text:list>
                  <text:list-item>
                    <text:p><text:span text:style-name="T1">During rendering, those elements are employed for shading and light transport to obtain the image.</text:span></text:p>
                  </text:list-item>
                </text:list>
              </text:list-item>
              <text:list-item>
                <text:p><text:span text:style-name="T1">Generally, 3D scenes are very complex. They often contain a large number of lights, objects and cameras</text:span></text:p>
                <text:list>
                  <text:list-item>
                    <text:p><text:span text:style-name="T2">Example of complex scene which is actually normal in everyday graphics</text:span></text:p>
                  </text:list-item>
                </text:list>
              </text:list-item>
              <text:list-item>
                <text:p><text:span text:style-name="T3">Although computing power is large and largely increased from 10, 20, 30 years, the goals in rendering were also advancing:</text:span></text:p>
                <text:list>
                  <text:list-item>
                    <text:p><text:span text:style-name="T4">More frames per second (real-time applications, 60-90 fps)</text:span></text:p>
                  </text:list-item>
                  <text:list-item>
                    <text:p><text:span text:style-name="T4">Higher resolutions with more samples per pixel (4K, 8K screens)</text:span></text:p>
                  </text:list-item>
                  <text:list-item>
                    <text:p><text:span text:style-name="T4">More realistic materials, lights, shapes, cameras, shading and light transport (millions of polygons, physically based materials, high-resolution textures, advanced camera simulations, photo-realistic push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Scene organizat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3">More complex scenes + more advanced computing power = same rendering time (</text:span><text:span text:style-name="T2">find the law, Blinn?</text:span><text:span text:style-name="T3">)</text:span></text:p>
              </text:list-item>
              <text:list-item>
                <text:p text:style-name="P8"><text:span text:style-name="T3">Even efficient rendering algorithms can not handle the complexity of scenes alone. Acceleration datastructures will always be needed</text:span></text:p>
              </text:list-item>
              <text:list-item>
                <text:p text:style-name="P8"><text:span text:style-name="T3">To perform efficient rendering and simulation, on application phase (phase prior rendering) data-structures for efficient scene organization exist.</text:span></text:p>
                <text:list>
                  <text:list-item>
                    <text:p><text:span text:style-name="T3">Such datastructures enable faster check of objects which are not visible from camera – remember that naive rendering implementation checks all objects in the scene for visibility although a small portion of the scene is visible from camera. </text:span></text:p>
                  </text:list-item>
                  <text:list-item>
                    <text:p><text:span text:style-name="T3">Another example is faster check of relative positions between objects in the scene needed for animation (e.g., rigid body simulatio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1">Scene organiza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ree main data structures:</text:span></text:p>
                <text:list>
                  <text:list-item>
                    <text:p><text:span text:style-name="T5">Spatial datastructures</text:span><text:span text:style-name="T1">: group elements based on relative distances for fast check of their relationships or position in space</text:span></text:p>
                  </text:list-item>
                  <text:list-item>
                    <text:p><text:span text:style-name="T5">Scene graph</text:span><text:span text:style-name="T1">: model and organize elements relationships in hierarchy for easier manipulation and construction of scene</text:span></text:p>
                  </text:list-item>
                  <text:list-item>
                    <text:p><text:span text:style-name="T1">State partitioning: group elements based on their characteristics for faster ren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Spatial datastructur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rganize geometry in 2 od 3 dimensional space</text:span></text:p>
              </text:list-item>
              <text:list-item>
                <text:p><text:span text:style-name="T1">Accelerate queries for geometric overlap</text:span></text:p>
              </text:list-item>
              <text:list-item>
                <text:p><text:span text:style-name="T1">Used for: culling, intersection testing, ray-tracing and collision detection</text:span></text:p>
              </text:list-item>
              <text:list-item>
                <text:p><text:span text:style-name="T1">Such datastructures are hierarhical, nested and recursive</text:span></text:p>
                <text:list>
                  <text:list-item>
                    <text:p><text:span text:style-name="T1">Each node has children which define volume of space</text:span></text:p>
                  </text:list-item>
                  <text:list-item>
                    <text:p><text:span text:style-name="T1">They give improvement of complexity from O(n) to O(log(n)) – instead of searching through all n objects, we only look at subset of those</text:span></text:p>
                  </text:list-item>
                  <text:list-item>
                    <text:p><text:span text:style-name="T1">Construction of such datastructures might take time but it is more efficient in the long run for rendering*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7.432cm" svg:height="0.687cm" svg:x="0.254cm" svg:y="13.97cm">
          <draw:text-box>
            <text:p><text:span text:style-name="T6">* This is highly researched field constantly pushing speed of datastructures construction so that they can be constructed in real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">Bounding box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cceleration of rendering often relies on subdividing the image or 3D scene into smaller elements and computing those either in parallel or ignoring if not needed.</text:span></text:p>
              </text:list-item>
              <text:list-item>
                <text:p><text:span text:style-name="T1">Examples of space subdivision:</text:span></text:p>
                <text:list>
                  <text:list-item>
                    <text:p><text:span text:style-name="T1">Axis aligned boxes</text:span></text:p>
                  </text:list-item>
                  <text:list-item>
                    <text:p><text:span text:style-name="T1">Oriented bounding boxes</text:span></text:p>
                  </text:list-item>
                  <text:list-item>
                    <text:p><text:span text:style-name="T1">Bounding volume hierarchy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Spatial datastructur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mmon types:</text:span></text:p>
                <text:list>
                  <text:list-item>
                    <text:p><text:span text:style-name="T1">BVH</text:span></text:p>
                  </text:list-item>
                  <text:list-item>
                    <text:p><text:span text:style-name="T1">BSP</text:span></text:p>
                  </text:list-item>
                  <text:list-item>
                    <text:p><text:span text:style-name="T1">Quad/oct-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BV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ot a space subdivision structure, it encloses regions of space surrounding geometrical objects and thus not enclosing whole space</text:span></text:p>
              </text:list-item>
              <text:list-item>
                <text:p text:style-name="P8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1">BS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  <text:list-item>
                    <text:p><text:span text:style-name="T1">Normally, volumes of leaf nodes do not overlap</text:span></text:p>
                  </text:list-item>
                </text:list>
              </text:list-item>
              <text:list-item>
                <text:p><text:span text:style-name="T1">Different variants exist and they can be implemented to arbitrary subdivide the space</text:span></text:p>
              </text:list-item>
              <text:list-item>
                <text:p text:style-name="P8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Octrees</text:span></text:p>
          </draw:text-box>
        </draw:frame>
        <draw:frame presentation:style-name="pr8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</text:list>
              </text:list-item>
              <text:list-item>
                <text:p><text:span text:style-name="T1">Octrees uniformly divide space which can be source of efficiency </text:span></text:p>
              </text:list-item>
              <text:list-item>
                <text:p><text:span text:style-name="T1">Normally, volumes of leaf nodes do not overlap, but loose octrees can have overlapping volumes.</text:span></text:p>
              </text:list-item>
              <text:list-item>
                <text:p text:style-name="P8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cene grap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VH, BSP and octrees:</text:span></text:p>
                <text:list>
                  <text:list-item>
                    <text:p><text:span text:style-name="T1">Partition space</text:span></text:p>
                  </text:list-item>
                  <text:list-item>
                    <text:p><text:span text:style-name="T1">Store geometry and nothing else</text:span></text:p>
                  </text:list-item>
                </text:list>
              </text:list-item>
              <text:list-item>
                <text:p><text:span text:style-name="T1">3D scene contains much more than just geometry: lights, cameras, materials, other shape representations</text:span></text:p>
              </text:list-item>
              <text:list-item>
                <text:p><text:span text:style-name="T1">Scene graph:</text:span></text:p>
                <text:list>
                  <text:list-item>
                    <text:p><text:span text:style-name="T1">User oriented datastructure (node hierarchy in glTF)</text:span></text:p>
                  </text:list-item>
                  <text:list-item>
                    <text:p><text:span text:style-name="T1">Stores: textures, transformations, levels of detail, render states (e.g., material properties), light sources, etc.</text:span></text:p>
                  </text:list-item>
                  <text:list-item>
                    <text:p><text:span text:style-name="T1">Control of animation and visibility</text:span></text:p>
                  </text:list-item>
                  <text:list-item>
                    <text:p><text:span text:style-name="T1">Represented by a tree</text:span></text:p>
                  </text:list-item>
                  <text:list-item>
                    <text:p><text:span text:style-name="T1">Can contain spatial datastruc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cene graph exampl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: light can be one node which affects only the contents of subtree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one material can be applied to multiple objects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level of detail </text:span><text:span text:style-name="T2">RTR figure 19.3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Optimization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Level of detail</text:p>
              </text:list-item>
              <text:list-item>
                <text:p>Culling</text:p>
              </text:list-item>
              <text:list-item>
                <text:p text:style-name="P8"><text:span text:style-name="T2">TODO 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 text:style-name="P4">Further into topic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ing large scenes: <text:span text:style-name="T8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3-01-04T08:15:08.406996976</dc:date>
    <meta:editing-duration>PT10H1M21S</meta:editing-duration>
    <meta:editing-cycles>215</meta:editing-cycles>
    <meta:document-statistic meta:object-count="77"/>
  </office:meta>
</office:document-meta>
</file>